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c3f" officeooo:paragraph-rsid="0016cc3f"/>
    </style:style>
    <style:style style:name="P2" style:family="paragraph" style:parent-style-name="Standard">
      <style:paragraph-properties fo:text-align="start" style:justify-single-word="false"/>
      <style:text-properties officeooo:rsid="0016cc3f" officeooo:paragraph-rsid="0016cc3f"/>
    </style:style>
    <style:style style:name="P3" style:family="paragraph" style:parent-style-name="Standard">
      <style:paragraph-properties fo:text-align="start" style:justify-single-word="false"/>
      <style:text-properties officeooo:paragraph-rsid="0016cc3f"/>
    </style:style>
    <style:style style:name="T1" style:family="text">
      <style:text-properties officeooo:rsid="0016cc3f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officeooo:rsid="00183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2">1-Caiu</text:p>
      <text:p text:style-name="P2">a)-Prejuízo </text:p>
      <text:p text:style-name="P2">b)-Sim, pois pode deixar de ser um investimento rentável.</text:p>
      <text:p text:style-name="P2"/>
      <text:p text:style-name="P3"><text:span text:style-name="T1">2-</text:span><text:span text:style-name="T2">O carvão mineral é a segunda fonte de energia mais utilizada em todo o planeta e só perde para o petróleo. Trata-se de um combustível fóssil muito antigo, mas que passou a ser muito importante para a economia mundial depois da Primeira Revolução Industrial, por conta do uso cada vez mais crescente da máquina a vapor.</text:span></text:p>
      <text:p text:style-name="P3"/>
      <text:p text:style-name="P3"><text:span text:style-name="T1">3-a)O Brasil tem uma grande <text:s/>dependência do petróleo. </text:span></text:p>
      <text:p text:style-name="P2">b)Não telo significa ter que exportar ser escravo dos países produtores.</text:p>
      <text:p text:style-name="P2"/>
      <text:p text:style-name="P2">4-a)Gás natural, norte, centro-oeste e sul</text:p>
      <text:p text:style-name="P2">b)<text:span text:style-name="T3">Presença de xis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1:18:23.008011035</meta:creation-date>
    <dc:date>2020-10-26T11:30:33.964035163</dc:date>
    <meta:editing-duration>PT1M40S</meta:editing-duration>
    <meta:editing-cycles>1</meta:editing-cycles>
    <meta:document-statistic meta:table-count="0" meta:image-count="0" meta:object-count="0" meta:page-count="1" meta:paragraph-count="9" meta:word-count="98" meta:character-count="605" meta:non-whitespace-character-count="513"/>
    <meta:generator>LibreOffice/6.4.6.2$Linux_X86_64 LibreOffice_project/40$Build-2</meta:generator>
  </office:meta>
</office:document-meta>
</file>